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2.586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_Aleatori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10</text:p>
          </table:table-cell>
          <table:table-cell table:number-columns-repeated="2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017</text:p>
          </table:table-cell>
          <table:table-cell office:value-type="float" office:value="4950" calcext:value-type="float">
            <text:p>495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025</text:p>
          </table:table-cell>
          <table:table-cell office:value-type="float" office:value="4845" calcext:value-type="float">
            <text:p>4845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08</text:p>
          </table:table-cell>
          <table:table-cell table:number-columns-repeated="2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0531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0273</text:p>
          </table:table-cell>
          <table:table-cell office:value-type="float" office:value="1041" calcext:value-type="float">
            <text:p>1041</text:p>
          </table:table-cell>
          <table:table-cell office:value-type="float" office:value="1788" calcext:value-type="float">
            <text:p>1788</text:p>
          </table:table-cell>
        </table:table-row>
      </table:table>
      <table:table table:name="100_Crescente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03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014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00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03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0508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0318</text:p>
          </table:table-cell>
          <table:table-cell office:value-type="float" office:value="1081" calcext:value-type="float">
            <text:p>1081</text:p>
          </table:table-cell>
          <table:table-cell office:value-type="float" office:value="1923" calcext:value-type="float">
            <text:p>1923</text:p>
          </table:table-cell>
        </table:table-row>
      </table:table>
      <table:table table:name="100_Descrescente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18</text:p>
          </table:table-cell>
          <table:table-cell table:number-columns-repeated="2"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014</text:p>
          </table:table-cell>
          <table:table-cell office:value-type="float" office:value="4950" calcext:value-type="float">
            <text:p>49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027</text:p>
          </table:table-cell>
          <table:table-cell office:value-type="float" office:value="4950" calcext:value-type="float">
            <text:p>4950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05</text:p>
          </table:table-cell>
          <table:table-cell table:number-columns-repeated="2"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0536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0222</text:p>
          </table:table-cell>
          <table:table-cell office:value-type="float" office:value="944" calcext:value-type="float">
            <text:p>944</text:p>
          </table:table-cell>
          <table:table-cell office:value-type="float" office:value="1551" calcext:value-type="float">
            <text:p>1551</text:p>
          </table:table-cell>
        </table:table-row>
      </table:table>
      <table:table table:name="1000_Aleatorio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551</text:p>
          </table:table-cell>
          <table:table-cell table:number-columns-repeated="2" office:value-type="float" office:value="249299" calcext:value-type="float">
            <text:p>2492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785</text:p>
          </table:table-cell>
          <table:table-cell office:value-type="float" office:value="499500" calcext:value-type="float">
            <text:p>49950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1342</text:p>
          </table:table-cell>
          <table:table-cell office:value-type="float" office:value="497547" calcext:value-type="float">
            <text:p>497547</text:p>
          </table:table-cell>
          <table:table-cell office:value-type="float" office:value="744900" calcext:value-type="float">
            <text:p>7449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107</text:p>
          </table:table-cell>
          <table:table-cell table:number-columns-repeated="2" office:value-type="float" office:value="14495" calcext:value-type="float">
            <text:p>1449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5491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4661</text:p>
          </table:table-cell>
          <table:table-cell office:value-type="float" office:value="16806" calcext:value-type="float">
            <text:p>16806</text:p>
          </table:table-cell>
          <table:table-cell office:value-type="float" office:value="27219" calcext:value-type="float">
            <text:p>27219</text:p>
          </table:table-cell>
        </table:table-row>
      </table:table>
      <table:table table:name="1000_Crescente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19</text:p>
          </table:table-cell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962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023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36</text:p>
          </table:table-cell>
          <table:table-cell table:number-columns-repeated="2"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4750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3440</text:p>
          </table:table-cell>
          <table:table-cell office:value-type="float" office:value="17583" calcext:value-type="float">
            <text:p>17583</text:p>
          </table:table-cell>
          <table:table-cell office:value-type="float" office:value="29127" calcext:value-type="float">
            <text:p>29127</text:p>
          </table:table-cell>
        </table:table-row>
      </table:table>
      <table:table table:name="1000_Descrescente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1079</text:p>
          </table:table-cell>
          <table:table-cell table:number-columns-repeated="2" office:value-type="float" office:value="500499" calcext:value-type="float">
            <text:p>5004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773</text:p>
          </table:table-cell>
          <table:table-cell office:value-type="float" office:value="499500" calcext:value-type="float">
            <text:p>499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1755</text:p>
          </table:table-cell>
          <table:table-cell office:value-type="float" office:value="499500" calcext:value-type="float">
            <text:p>499500</text:p>
          </table:table-cell>
          <table:table-cell office:value-type="float" office:value="1498500" calcext:value-type="float">
            <text:p>14985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44</text:p>
          </table:table-cell>
          <table:table-cell table:number-columns-repeated="2" office:value-type="float" office:value="9377" calcext:value-type="float">
            <text:p>937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4593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3331</text:p>
          </table:table-cell>
          <table:table-cell office:value-type="float" office:value="15965" calcext:value-type="float">
            <text:p>15965</text:p>
          </table:table-cell>
          <table:table-cell office:value-type="float" office:value="24951" calcext:value-type="float">
            <text:p>24951</text:p>
          </table:table-cell>
        </table:table-row>
      </table:table>
      <table:table table:name="10000_Aleatorio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76920</text:p>
          </table:table-cell>
          <table:table-cell table:number-columns-repeated="2" office:value-type="float" office:value="25014271" calcext:value-type="float">
            <text:p>25014271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12386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9964" calcext:value-type="float">
            <text:p>29964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209704</text:p>
          </table:table-cell>
          <table:table-cell office:value-type="float" office:value="49984269" calcext:value-type="float">
            <text:p>49984269</text:p>
          </table:table-cell>
          <table:table-cell office:value-type="float" office:value="75012816" calcext:value-type="float">
            <text:p>75012816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1916</text:p>
          </table:table-cell>
          <table:table-cell table:number-columns-repeated="2" office:value-type="float" office:value="232615" calcext:value-type="float">
            <text:p>23261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60414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54767</text:p>
          </table:table-cell>
          <table:table-cell office:value-type="float" office:value="235447" calcext:value-type="float">
            <text:p>235447</text:p>
          </table:table-cell>
          <table:table-cell office:value-type="float" office:value="372555" calcext:value-type="float">
            <text:p>372555</text:p>
          </table:table-cell>
        </table:table-row>
      </table:table>
      <table:table table:name="10000_Crescente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555</text:p>
          </table:table-cell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104389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154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482</text:p>
          </table:table-cell>
          <table:table-cell table:number-columns-repeated="2" office:value-type="float" office:value="75243" calcext:value-type="float">
            <text:p>75243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58810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46526</text:p>
          </table:table-cell>
          <table:table-cell office:value-type="float" office:value="244460" calcext:value-type="float">
            <text:p>244460</text:p>
          </table:table-cell>
          <table:table-cell office:value-type="float" office:value="395871" calcext:value-type="float">
            <text:p>395871</text:p>
          </table:table-cell>
        </table:table-row>
      </table:table>
      <table:table table:name="10000_Descrescente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170679</text:p>
          </table:table-cell>
          <table:table-cell table:number-columns-repeated="2" office:value-type="float" office:value="50004999" calcext:value-type="float">
            <text:p>50004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116632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245326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49985000" calcext:value-type="float">
            <text:p>1499850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910</text:p>
          </table:table-cell>
          <table:table-cell table:number-columns-repeated="2" office:value-type="float" office:value="128947" calcext:value-type="float">
            <text:p>12894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62453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48426</text:p>
          </table:table-cell>
          <table:table-cell office:value-type="float" office:value="226682" calcext:value-type="float">
            <text:p>226682</text:p>
          </table:table-cell>
          <table:table-cell office:value-type="float" office:value="350091" calcext:value-type="float">
            <text:p>350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09:55.544962899</meta:creation-date>
    <dc:date>2024-10-23T22:24:36.444424576</dc:date>
    <meta:editing-duration>PT3M24S</meta:editing-duration>
    <meta:editing-cycles>2</meta:editing-cycles>
    <meta:generator>LibreOffice/7.3.7.2$Linux_X86_64 LibreOffice_project/30$Build-2</meta:generator>
    <meta:document-statistic meta:table-count="9" meta:cell-count="252" meta:object-count="0"/>
  </office:meta>
</office:document-meta>
</file>